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Courier Prime" svg:font-family="'Courier Prime', 'Courier New'" style:font-adornments="Standard" style:font-family-generic="modern" style:font-pitch="fixed"/>
    <style:font-face style:name="Courier New1" svg:font-family="'Courier New'" style:font-family-generic="roma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1" text:outline-level="1"><text:a xlink:href="../yw7%20Sample%20Project_parts.odt#ChID:34%7Cregion">Part 1</text:a></text:h>
      <text:h text:style-name="Heading_20_2" text:outline-level="2"><text:a xlink:href="../yw7%20Sample%20Project_manuscript.odt#ChID:1%7Cregion">Chapter 1</text:a></text:h>
      <text:section text:style-name="Sect1" text:name="ChID:1">
        <text:p text:style-name="Text_20_body"/>
      </text:section>
      <text:h text:style-name="Heading_20_2" text:outline-level="2"><text:a xlink:href="../yw7%20Sample%20Project_manuscript.odt#ChID:2%7Cregion">Chapter 2</text:a></text:h>
      <text:section text:style-name="Sect1" text:name="ChID:2">
        <text:p text:style-name="Text_20_body"/>
      </text:section>
      <text:h text:style-name="Heading_20_2" text:outline-level="2"><text:a xlink:href="../yw7%20Sample%20Project_manuscript.odt#ChID:3%7Cregion">Chapter 3</text:a></text:h>
      <text:section text:style-name="Sect1" text:name="ChID:3">
        <text:p text:style-name="Text_20_body"/>
      </text:section>
      <text:h text:style-name="Heading_20_2" text:outline-level="2"><text:a xlink:href="../yw7%20Sample%20Project_manuscript.odt#ChID:4%7Cregion">Chapter 4</text:a></text:h>
      <text:section text:style-name="Sect1" text:name="ChID:4">
        <text:p text:style-name="Text_20_body"/>
      </text:section>
      <text:h text:style-name="Heading_20_2" text:outline-level="2"><text:a xlink:href="../yw7%20Sample%20Project_manuscript.odt#ChID:5%7Cregion">Chapter 5</text:a></text:h>
      <text:section text:style-name="Sect1" text:name="ChID:5">
        <text:p text:style-name="Text_20_body"/>
      </text:section>
      <text:h text:style-name="Heading_20_2" text:outline-level="2"><text:a xlink:href="../yw7%20Sample%20Project_manuscript.odt#ChID:6%7Cregion">Chapter 6</text:a></text:h>
      <text:section text:style-name="Sect1" text:name="ChID:6">
        <text:p text:style-name="Text_20_body"/>
      </text:section>
      <text:h text:style-name="Heading_20_2" text:outline-level="2"><text:a xlink:href="../yw7%20Sample%20Project_manuscript.odt#ChID:7%7Cregion">Chapter 7</text:a></text:h>
      <text:section text:style-name="Sect1" text:name="ChID:7">
        <text:p text:style-name="Text_20_body"/>
      </text:section>
      <text:h text:style-name="Heading_20_2" text:outline-level="2"><text:a xlink:href="../yw7%20Sample%20Project_manuscript.odt#ChID:8%7Cregion">Chapter 8</text:a></text:h>
      <text:section text:style-name="Sect1" text:name="ChID:8">
        <text:p text:style-name="Text_20_body"/>
      </text:section>
      <text:h text:style-name="Heading_20_2" text:outline-level="2"><text:a xlink:href="../yw7%20Sample%20Project_manuscript.odt#ChID:9%7Cregion">Chapter 9</text:a></text:h>
      <text:section text:style-name="Sect1" text:name="ChID:9">
        <text:p text:style-name="Text_20_body"/>
      </text:section>
      <text:h text:style-name="Heading_20_2" text:outline-level="2"><text:a xlink:href="../yw7%20Sample%20Project_manuscript.odt#ChID:10%7Cregion">Chapter 10</text:a></text:h>
      <text:section text:style-name="Sect1" text:name="ChID:10">
        <text:p text:style-name="Text_20_body"/>
      </text:section>
      <text:h text:style-name="Heading_20_2" text:outline-level="2"><text:a xlink:href="../yw7%20Sample%20Project_manuscript.odt#ChID:11%7Cregion">Chapter 11</text:a></text:h>
      <text:section text:style-name="Sect1" text:name="ChID:11">
        <text:p text:style-name="Text_20_body"/>
      </text:section>
      <text:h text:style-name="Heading_20_2" text:outline-level="2"><text:a xlink:href="../yw7%20Sample%20Project_manuscript.odt#ChID:12%7Cregion">Chapter 12</text:a></text:h>
      <text:section text:style-name="Sect1" text:name="ChID:12">
        <text:p text:style-name="Text_20_body"/>
      </text:section>
      <text:h text:style-name="Heading_20_2" text:outline-level="2"><text:a xlink:href="../yw7%20Sample%20Project_manuscript.odt#ChID:13%7Cregion">Chapter 13</text:a></text:h>
      <text:section text:style-name="Sect1" text:name="ChID:13">
        <text:p text:style-name="Text_20_body"/>
      </text:section>
      <text:h text:style-name="Heading_20_2" text:outline-level="2"><text:a xlink:href="../yw7%20Sample%20Project_manuscript.odt#ChID:14%7Cregion">Chapter 14</text:a></text:h>
      <text:section text:style-name="Sect1" text:name="ChID:14">
        <text:p text:style-name="Text_20_body"/>
      </text:section>
      <text:h text:style-name="Heading_20_2" text:outline-level="2"><text:a xlink:href="../yw7%20Sample%20Project_manuscript.odt#ChID:15%7Cregion">Chapter 15</text:a></text:h>
      <text:section text:style-name="Sect1" text:name="ChID:15">
        <text:p text:style-name="Text_20_body"/>
      </text:section>
      <text:h text:style-name="Heading_20_2" text:outline-level="2"><text:a xlink:href="../yw7%20Sample%20Project_manuscript.odt#ChID:16%7Cregion">Chapter 16</text:a></text:h>
      <text:section text:style-name="Sect1" text:name="ChID:16">
        <text:p text:style-name="Text_20_body"/>
      </text:section>
      <text:h text:style-name="Heading_20_2" text:outline-level="2"><text:a xlink:href="../yw7%20Sample%20Project_manuscript.odt#ChID:17%7Cregion">Chapter 17</text:a></text:h>
      <text:section text:style-name="Sect1" text:name="ChID:17">
        <text:p text:style-name="Text_20_body"/>
      </text:section>
      <text:h text:style-name="Heading_20_1" text:outline-level="1"><text:a xlink:href="../yw7%20Sample%20Project_parts.odt#ChID:35%7Cregion">Part 2</text:a></text:h>
      <text:h text:style-name="Heading_20_2" text:outline-level="2"><text:a xlink:href="../yw7%20Sample%20Project_manuscript.odt#ChID:18%7Cregion">Chapter 18</text:a></text:h>
      <text:section text:style-name="Sect1" text:name="ChID:18">
        <text:p text:style-name="Text_20_body"/>
      </text:section>
      <text:h text:style-name="Heading_20_2" text:outline-level="2"><text:a xlink:href="../yw7%20Sample%20Project_manuscript.odt#ChID:19%7Cregion">Chapter 19</text:a></text:h>
      <text:section text:style-name="Sect1" text:name="ChID:19">
        <text:p text:style-name="Text_20_body"/>
      </text:section>
      <text:h text:style-name="Heading_20_2" text:outline-level="2"><text:a xlink:href="../yw7%20Sample%20Project_manuscript.odt#ChID:20%7Cregion">Chapter 20</text:a></text:h>
      <text:section text:style-name="Sect1" text:name="ChID:20">
        <text:p text:style-name="Text_20_body"/>
      </text:section>
      <text:h text:style-name="Heading_20_2" text:outline-level="2"><text:a xlink:href="../yw7%20Sample%20Project_manuscript.odt#ChID:21%7Cregion">Chapter 21</text:a></text:h>
      <text:section text:style-name="Sect1" text:name="ChID:21">
        <text:p text:style-name="Text_20_body"/>
      </text:section>
      <text:h text:style-name="Heading_20_2" text:outline-level="2"><text:a xlink:href="../yw7%20Sample%20Project_manuscript.odt#ChID:22%7Cregion">Chapter 22</text:a></text:h>
      <text:section text:style-name="Sect1" text:name="ChID:22">
        <text:p text:style-name="Text_20_body"/>
      </text:section>
      <text:h text:style-name="Heading_20_2" text:outline-level="2"><text:a xlink:href="../yw7%20Sample%20Project_manuscript.odt#ChID:23%7Cregion">Chapter 23</text:a></text:h>
      <text:section text:style-name="Sect1" text:name="ChID:23">
        <text:p text:style-name="Text_20_body"/>
      </text:section>
      <text:h text:style-name="Heading_20_2" text:outline-level="2"><text:a xlink:href="../yw7%20Sample%20Project_manuscript.odt#ChID:24%7Cregion">Chapter 24</text:a></text:h>
      <text:section text:style-name="Sect1" text:name="ChID:24">
        <text:p text:style-name="Text_20_body"/>
      </text:section>
      <text:h text:style-name="Heading_20_2" text:outline-level="2"><text:a xlink:href="../yw7%20Sample%20Project_manuscript.odt#ChID:25%7Cregion">Chapter 25</text:a></text:h>
      <text:section text:style-name="Sect1" text:name="ChID:25">
        <text:p text:style-name="Text_20_body"/>
      </text:section>
      <text:h text:style-name="Heading_20_2" text:outline-level="2"><text:a xlink:href="../yw7%20Sample%20Project_manuscript.odt#ChID:26%7Cregion">Chapter 26</text:a></text:h>
      <text:section text:style-name="Sect1" text:name="ChID:26">
        <text:p text:style-name="Text_20_body"/>
      </text:section>
      <text:h text:style-name="Heading_20_2" text:outline-level="2"><text:a xlink:href="../yw7%20Sample%20Project_manuscript.odt#ChID:27%7Cregion">Chapter 27</text:a></text:h>
      <text:section text:style-name="Sect1" text:name="ChID:27">
        <text:p text:style-name="Text_20_body"/>
      </text:section>
      <text:h text:style-name="Heading_20_2" text:outline-level="2"><text:a xlink:href="../yw7%20Sample%20Project_manuscript.odt#ChID:28%7Cregion">Chapter 28</text:a></text:h>
      <text:section text:style-name="Sect1" text:name="ChID:28">
        <text:p text:style-name="Text_20_body"/>
      </text:section>
      <text:h text:style-name="Heading_20_2" text:outline-level="2"><text:a xlink:href="../yw7%20Sample%20Project_manuscript.odt#ChID:29%7Cregion">Chapter 29</text:a></text:h>
      <text:section text:style-name="Sect1" text:name="ChID:29">
        <text:p text:style-name="Text_20_body"/>
      </text:section>
      <text:h text:style-name="Heading_20_2" text:outline-level="2"><text:a xlink:href="../yw7%20Sample%20Project_manuscript.odt#ChID:30%7Cregion">Chapter 30</text:a></text:h>
      <text:section text:style-name="Sect1" text:name="ChID:30">
        <text:p text:style-name="Text_20_body"/>
      </text:section>
      <text:h text:style-name="Heading_20_2" text:outline-level="2"><text:a xlink:href="../yw7%20Sample%20Project_manuscript.odt#ChID:31%7Cregion">Chapter 31</text:a></text:h>
      <text:section text:style-name="Sect1" text:name="ChID:31">
        <text:p text:style-name="Text_20_body"/>
      </text:section>
      <text:h text:style-name="Heading_20_2" text:outline-level="2"><text:a xlink:href="../yw7%20Sample%20Project_manuscript.odt#ChID:32%7Cregion">Chapter 32</text:a></text:h>
      <text:section text:style-name="Sect1" text:name="ChID:32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egoe UI1" svg:font-family="'Segoe UI'" style:font-family-generic="swiss"/>
    <style:font-face style:name="Courier New" svg:font-family="'Courier New'" style:font-adornments="Standard" style:font-family-generic="modern" style:font-pitch="fixed"/>
    <style:font-face style:name="Courier Prime" svg:font-family="'Courier Prime', 'Courier New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Segoe UI" svg:font-family="'Segoe UI'" style:font-family-generic="roman" style:font-pitch="variable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Prime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00ff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ff0000" fo:font-size="10pt"/>
    </style:style>
    <style:style style:name="yWriter_20_mark_20_info" style:display-name="yWriter mark info" style:family="paragraph" style:parent-style-name="Standard" style:next-style-name="Standard" style:class="text">
      <style:text-properties fo:color="#800000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0-04-21T18:06:19Z</meta:creation-date>
    <dc:date/>
  </office:meta>
</office:document-meta>
</file>